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ausaufgabe</text:p>
      <text:p text:style-name="Standard">Wortschatz</text:p>
      <text:p text:style-name="Standard">Das Dorf,-..er sat</text:p>
      <text:p text:style-name="Standard">Die Bäckerei,-en brutarie</text:p>
      <text:p text:style-name="Standard">Das Jahr,-e an</text:p>
      <text:p text:style-name="Standard">Das Brot,-e paine</text:p>
      <text:p text:style-name="Standard">besuchen a frecventa</text:p>
      <text:p text:style-name="Standard">der Tourist,-en turist</text:p>
      <text:p text:style-name="Standard">mit wem? Cu cine?</text:p>
      <text:p text:style-name="Standard"/>
      <text:p text:style-name="Standard">Hausaufgabe</text:p>
      <text:p text:style-name="Standard">1.De la ce magazin vreti voi sa cumparati</text:p>
      <text:p text:style-name="Standard">desteptatorul?</text:p>
      <text:p text:style-name="Standard">Von welchem Geschäft wollt ihr den</text:p>
      <text:p text:style-name="Standard">Wecker kaufen?</text:p>
      <text:p text:style-name="Standard">2.Cu cine povesteste Max in mod normal?</text:p>
      <text:p text:style-name="Standard">Mit wem erzählt Max normalerweise?</text:p>
      <text:p text:style-name="Standard"/>
      <text:p text:style-name="Standard">3. Merge cursanta acasa cu trenul?</text:p>
      <text:p text:style-name="Standard">Fährt die Kursteilnehmerin nach Hause</text:p>
      <text:p text:style-name="Standard">mit dem Zug?</text:p>
      <text:p text:style-name="Standard">4. Imi place sa calatoresc des in Austria.`</text:p>
      <text:p text:style-name="Standard">Ich mag oft nach Österreich reisen.</text:p>
      <text:p text:style-name="Standard">5. Vis-à-vis de gradinita este statia de</text:p>
      <text:p text:style-name="Standard">autobus.</text:p>
      <text:p text:style-name="Standard">Gegenüber dem Kindergarten ist die</text:p>
      <text:p text:style-name="Standard">Bushaltestelle.</text:p>
      <text:p text:style-name="Standard">6. Sunteti dvs vineri la parinti?</text:p>
      <text:p text:style-name="Standard">Sind Sie am Freitag bei den Eltern?</text:p>
      <text:p text:style-name="Standard">7. Mergeti voi des de la serviciu la acel</text:p>
      <text:p text:style-name="Standard">frate?</text:p>
      <text:p text:style-name="Standard">Geht ihr oft von der Arbeit zu jenem</text:p>
      <text:p text:style-name="Standard">Bruder?</text:p>
      <text:p text:style-name="Standard">8. Dupa o pauza avem noi voie sa mergem</text:p>
      <text:p text:style-name="Standard">la scoala.</text:p>
      <text:p text:style-name="Standard"/>
      <text:p text:style-name="Standard">Nach einer Pause dürfen wir zu der Schule</text:p>
      <text:p text:style-name="Standard">gehen.</text:p>
      <text:p text:style-name="Standard">9. Tata se plimba cu cainele des.</text:p>
      <text:p text:style-name="Standard">Der Vater geht oft mit dem Hund</text:p>
      <text:p text:style-name="Standard">spazieren.</text:p>
      <text:p text:style-name="Standard">10. La ce prieteni locuiti voi vis-a-vis de</text:p>
      <text:p text:style-name="Standard">gara?</text:p>
      <text:p text:style-name="Standard">Bei welchen Freunden wohnt ihr</text:p>
      <text:p text:style-name="Standard">gegenüber dem Bahnhof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3T18:52:41.103875044</meta:creation-date>
    <dc:date>2021-12-03T18:53:00.065511577</dc:date>
    <meta:editing-duration>PT19S</meta:editing-duration>
    <meta:editing-cycles>1</meta:editing-cycles>
    <meta:document-statistic meta:table-count="0" meta:image-count="0" meta:object-count="0" meta:page-count="1" meta:paragraph-count="42" meta:word-count="180" meta:character-count="1027" meta:non-whitespace-character-count="889"/>
    <meta:generator>LibreOffice/7.0.4.2$Linux_X86_64 LibreOffice_project/00$Build-2</meta:generator>
  </office:meta>
</office:document-meta>
</file>